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356cm" svg:height="12.012cm" svg:x="14.97cm" svg:y="0.153cm">
            <draw:object draw:notify-on-update-of-ranges="Sheet1.E1:Sheet1.E1 Sheet1.F1:Sheet1.F1 Sheet1.E2:Sheet1.E2 Sheet1.F2:Sheet1.F2 Sheet1.E3:Sheet1.E3 Sheet1.F3:Sheet1.F3 Sheet1.E4:Sheet1.E4 Sheet1.F4:Sheet1.F4 Sheet1.E5:Sheet1.E5 Sheet1.F5:Sheet1.F5 Sheet1.E6:Sheet1.E6 Sheet1.F6:Sheet1.F6 Sheet1.E7:Sheet1.E7 Sheet1.F7:Sheet1.F7 Sheet1.E8:Sheet1.E8 Sheet1.F8:Sheet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 of student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Class interval</text:p>
          </table:table-cell>
          <table:table-cell office:value-type="string" calcext:value-type="string">
            <text:p>Bin 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Student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20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6" table:formula="of:=FREQUENCY([.B2:.B52];[.D2:.D6])" office:value-type="float" office:value="15" calcext:value-type="float">
            <text:p>15</text:p>
          </table:table-cell>
          <table:table-cell table:formula="of:=15/50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tudent 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 to 4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12/50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Student 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 to 6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9/50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Student 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1 to 8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11/50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Student 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1 to 1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3/50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tudent 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udent 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SUM([.E1:.E7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udent 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9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1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11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1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1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1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1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1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17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1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19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2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2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2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23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2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25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26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27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2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2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3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3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3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3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34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3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36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37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3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3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4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4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42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43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44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4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4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4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4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49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50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21:52.968000000</meta:creation-date>
    <dc:date>2025-01-06T10:45:53.343000000</dc:date>
    <meta:editing-duration>PT1H23M59S</meta:editing-duration>
    <meta:editing-cycles>2</meta:editing-cycles>
    <meta:generator>LibreOffice/7.5.1.2$Windows_X86_64 LibreOffice_project/fcbaee479e84c6cd81291587d2ee68cba099e129</meta:generator>
    <meta:document-statistic meta:table-count="1" meta:cell-count="12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357cm" svg:height="12.013cm" xlink:href=".." xlink:type="simple" chart:class="chart:bar" chart:style-name="ch1">
        <chart:title svg:x="9.259cm" svg:y="0.376cm" chart:style-name="ch2">
          <text:p>HISTOGRAM</text:p>
        </chart:title>
        <chart:legend chart:legend-position="bottom" svg:x="7.753cm" svg:y="11.414cm" style:legend-expansion="wide" chart:style-name="ch3"/>
        <chart:plot-area chart:style-name="ch4" table:cell-range-address="Sheet1.E1:Sheet1.F8" chart:data-source-has-labels="both" svg:x="2.555cm" svg:y="1.772cm" svg:width="18.118cm" svg:height="7.49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3.398cm" svg:y="1.772cm" svg:width="17.345cm" svg:height="6.85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10.207cm" svg:y="9.51cm" chart:style-name="ch6">
              <text:p>CLASS INTERVAL</text:p>
            </chart:title>
            <chart:categories table:cell-range-address="Sheet1.F1:Sheet1.F1"/>
          </chart:axis>
          <chart:axis chart:dimension="y" chart:name="primary-y" chart:style-name="ch7">
            <chart:title svg:x="1.568cm" svg:y="7.1cm" chart:style-name="ch8">
              <text:p>NOMER OF STUDET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F2:Sheet1.F2" chart:label-cell-address="Sheet1.E2:Sheet1.E2" chart:class="chart:bar">
            <chart:data-point/>
          </chart:series>
          <chart:series chart:style-name="ch11" chart:values-cell-range-address="Sheet1.F3:Sheet1.F3" chart:label-cell-address="Sheet1.E3:Sheet1.E3" chart:class="chart:bar">
            <chart:data-point/>
          </chart:series>
          <chart:series chart:style-name="ch12" chart:values-cell-range-address="Sheet1.F4:Sheet1.F4" chart:label-cell-address="Sheet1.E4:Sheet1.E4" chart:class="chart:bar">
            <chart:data-point/>
          </chart:series>
          <chart:series chart:style-name="ch13" chart:values-cell-range-address="Sheet1.F5:Sheet1.F5" chart:label-cell-address="Sheet1.E5:Sheet1.E5" chart:class="chart:bar">
            <chart:data-point/>
          </chart:series>
          <chart:series chart:style-name="ch14" chart:values-cell-range-address="Sheet1.F6:Sheet1.F6" chart:label-cell-address="Sheet1.E6:Sheet1.E6" chart:class="chart:bar">
            <chart:data-point/>
          </chart:series>
          <chart:series chart:style-name="ch15" chart:values-cell-range-address="Sheet1.F7:Sheet1.F7" chart:label-cell-address="Sheet1.E7:Sheet1.E7" chart:class="chart:bar">
            <chart:data-point/>
          </chart:series>
          <chart:series chart:style-name="ch16" chart:values-cell-range-address="Sheet1.F8:Sheet1.F8" chart:label-cell-address="Sheet1.E8:Sheet1.E8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F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</text:p>
                <draw:g>
                  <svg:desc>Sheet1.E2:Sheet1.E2</svg:desc>
                </draw:g>
              </table:table-cell>
              <table:table-cell office:value-type="float" office:value="0.3">
                <text:p>0.3</text:p>
                <draw:g>
                  <svg:desc>Sheet1.F2:Sheet1.F2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Sheet1.E3:Sheet1.E3</svg:desc>
                </draw:g>
              </table:table-cell>
              <table:table-cell office:value-type="float" office:value="0.24">
                <text:p>0.24</text:p>
                <draw:g>
                  <svg:desc>Sheet1.F3:Sheet1.F3</svg:desc>
                </draw:g>
              </table:table-cell>
            </table:table-row>
            <table:table-row>
              <table:table-cell office:value-type="string">
                <text:p>9</text:p>
                <draw:g>
                  <svg:desc>Sheet1.E4:Sheet1.E4</svg:desc>
                </draw:g>
              </table:table-cell>
              <table:table-cell office:value-type="float" office:value="0.18">
                <text:p>0.18</text:p>
                <draw:g>
                  <svg:desc>Sheet1.F4:Sheet1.F4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Sheet1.E5:Sheet1.E5</svg:desc>
                </draw:g>
              </table:table-cell>
              <table:table-cell office:value-type="float" office:value="0.22">
                <text:p>0.22</text:p>
                <draw:g>
                  <svg:desc>Sheet1.F5:Sheet1.F5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Sheet1.E6:Sheet1.E6</svg:desc>
                </draw:g>
              </table:table-cell>
              <table:table-cell office:value-type="float" office:value="0.06">
                <text:p>0.06</text:p>
                <draw:g>
                  <svg:desc>Sheet1.F6:Sheet1.F6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Sheet1.E7:Sheet1.E7</svg:desc>
                </draw:g>
              </table:table-cell>
              <table:table-cell office:value-type="float" office:value="NaN">
                <text:p>NaN</text:p>
                <draw:g>
                  <svg:desc>Sheet1.F7:Sheet1.F7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Sheet1.E8:Sheet1.E8</svg:desc>
                </draw:g>
              </table:table-cell>
              <table:table-cell office:value-type="float" office:value="NaN">
                <text:p>NaN</text:p>
                <draw:g>
                  <svg:desc>Sheet1.F8:Sheet1.F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